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0000000E0D327E99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17.5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i chiki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messichikto" xlink:href="Pictures/10000000000000E0000000E0D327E99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 xlink:href="Pictures/10000000000000E0000000E0D327E990.jpg" xlink:type="simple" xlink:actuate="onLoad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8T09:05:56.730050411</meta:creation-date>
    <dc:date>2022-11-21T09:48:43.06</dc:date>
    <meta:editing-duration>PT6M14S</meta:editing-duration>
    <meta:editing-cycles>2</meta:editing-cycles>
    <meta:generator>OpenOffice/4.1.13$Win32 OpenOffice.org_project/4113m1$Build-9810</meta:generator>
    <dc:creator>Sergi Pons</dc:creator>
    <meta:document-statistic meta:table-count="0" meta:image-count="0" meta:object-count="0" meta:page-count="1" meta:paragraph-count="1" meta:word-count="2" meta:character-count="14"/>
  </office:meta>
</office:document-meta>
</file>